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02" table:style-name="ta1">
        <table:shapes>
          <draw:frame draw:z-index="0" draw:style-name="gr1" draw:text-style-name="P1" svg:width="203.48mm" svg:height="98.81mm" svg:x="7.98mm" svg:y="831.93mm">
            <loext:p draw:notify-on-update-of-ranges="C02.A1:C02.A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19:29:16.2033501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1T19:29:27.209021806</dc:date>
    <dc:creator>Evandro </dc:creator>
    <meta:editing-duration>PT3M24S</meta:editing-duration>
    <meta:editing-cycles>2</meta:editing-cycles>
    <meta:generator>LibreOffice/5.0.3.2$Linux_X86_64 LibreOffice_project/00$Build-2</meta:generator>
    <meta:document-statistic meta:table-count="1" meta:cell-count="2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ntarell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family="Cantarell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family="Cantarell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49cm" svg:height="9.882cm" xlink:href=".." xlink:type="simple" chart:class="chart:line" chart:style-name="ch1">
        <chart:title svg:x="7.061cm" svg:y="0.332cm" chart:style-name="ch2">
          <text:p>Uso da CPU durante execução</text:p>
        </chart:title>
        <chart:plot-area chart:style-name="ch3" table:cell-range-address="C02.A1:C02.A201" svg:x="0.406cm" svg:y="1.388cm" svg:width="19.537cm" svg:height="8.297cm">
          <chartooo:coordinate-region svg:x="1.08cm" svg:y="1.615cm" svg:width="18.863cm" svg:height="7.8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02.A1:C02.A201" chart:class="chart:line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C02.A1:C02.A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